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7104853680329697083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8319632211881949086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  <text:p text:style-name="P14"/>
      <text:p text:style-name="P14">Tues 2/28/2017 <text:span text:style-name="T1">3.5 miles</text:span></text:p>
      <text:p text:style-name="P14">On the indoor track I ran 1 mile with no shoes in 8:53, rested 5 minutes.</text:p>
      <text:p text:style-name="P14">On a treadmill I ran 2 miles in 17:05. <text:s/>Splits: 9:00, 8:05</text:p>
      <text:p text:style-name="P14">I rested 1:30 and ran and walked a ½ mile in about 6 minutes.<text:span text:style-name="T1"> </text:span></text:p>
      <text:p text:style-name="P12"/>
      <text:p text:style-name="P14">Wed 3/1/2017 <text:span text:style-name="T1">4 miles</text:span></text:p>
      <text:p text:style-name="P14">I ran ½ mile to the indoor track and rested 3 minutes.</text:p>
      <text:p text:style-name="P14">On the indoor track I ran 1 mile with no shoes 8:43 and rested about 4 minutes.</text:p>
      <text:p text:style-name="P14">On a treadmill I ran ½ mile in about 4:45 using various paces as fast as 7:30/mile.</text:p>
      <text:p text:style-name="P14">I rested about 1 minute and ran 3 x ¼ mile with a ¼ mile jog before each ¼ mile run.</text:p>
      <text:p text:style-name="P14">The ¼ miles were all in 2:00. <text:s/>I warmed down with a ½ mile in 5:00.</text:p>
      <text:p text:style-name="P14"/>
      <text:p text:style-name="P14">Thur 3/2/2017 <text:span text:style-name="T1">5 miles</text:span></text:p>
      <text:p text:style-name="P14">I ran with Jim Fitch and Tiffany Hrach on the indoor track.</text:p>
      <text:p text:style-name="P14">We warmed up with 1.5 miles including ¼ mile of drills.</text:p>
      <text:p text:style-name="P14">We ran 5K in 28:42 or 9:15/mile and warmed down with 3/8 mile of walking and running.</text:p>
      <text:p text:style-name="P14"/>
      <text:p text:style-name="P14">Fri <text:s/>3/3/2017 <text:span text:style-name="T1">4.5 miles</text:span></text:p>
      <text:p text:style-name="P12">I originally planned not to run today because I wanted to rest for the ½ marathon on Sunday. <text:s/>However I decided not to run the race because of the predicted wind chills in the teens in Youngstown during race time on Sunday.</text:p>
      <text:p text:style-name="P14">I jogged ½ mile to the indoor track and rested 3 minutes.</text:p>
      <text:p text:style-name="P14">I ran 1 mile on the indoor track without shoes in 8:27 and rested 5 minutes.</text:p>
      <text:p text:style-name="P14">I ran 2 miles with shoes in 8:52 + 7:59 = 16:51 and rested 3 minutes.</text:p>
      <text:p text:style-name="P14">I ran 3 x 1/8 mile in about 56 s each. <text:s/>I walked 1/8 mile before each run and ¼ mile at the end.</text:p>
      <text:p text:style-name="P12">28 miles in the last week</text:p>
      <text:p text:style-name="P14"><text:soft-page-break/>Sat 3/4/2017 <text:s/><text:span text:style-name="T1">4.5 miles</text:span></text:p>
      <text:p text:style-name="P14">On a treadmill I ran 3 miles in 27:36 or 8:52/mile.</text:p>
      <text:p text:style-name="P14">Splits: 9:44, 9:16, 7:36</text:p>
      <text:p text:style-name="P14">I warmed down with 1 mile in about 10:00 and a half mile walk in about 7:45.</text:p>
      <text:p text:style-name="P14"/>
      <text:p text:style-name="P14">Sun 3/5/2017 <text:span text:style-name="T1">6.5 miles</text:span></text:p>
      <text:p text:style-name="P12">I did not run the half marathon today because the wind chill was in the teens this morning.</text:p>
      <text:p text:style-name="P14">I warmed up with a ½ mile to the Wise Center.</text:p>
      <text:p text:style-name="P14">On a treadmill I ran 5 miles in 42:06 or 8:25/mile. <text:s/>The last half mile was in 3:39.</text:p>
      <text:p text:style-name="P14">Splits: 8:59, 8:46, 8:29, 8:15, 7:37</text:p>
      <text:p text:style-name="P14">I warmed down with a mile in about 10 minutes.</text:p>
      <text:p text:style-name="P14"/>
      <text:p text:style-name="P14">Mon 3/6/2017 <text:span text:style-name="T1">5 miles</text:span></text:p>
      <text:p text:style-name="P14">I ran 2 miles on a treadmill at 10:00/mile and then rested 5 minutes.</text:p>
      <text:p text:style-name="P14">I did 3 miles on the indoor track practicing a walk/run routine for the middle miles of a 50 miler. I ran 3/8 of a mile and walked 1/8 of a mile and repeated until I reached 3 miles. <text:s/></text:p>
      <text:p text:style-name="P14">running pace about 10:00/mile, walking pace about 14:00/mile and average pace 11:00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06T08:57:18.18</dc:date>
    <dc:creator>James Lombardi</dc:creator>
    <meta:editing-duration>PT16H30M12S</meta:editing-duration>
    <meta:editing-cycles>104</meta:editing-cycles>
    <meta:document-statistic meta:table-count="0" meta:image-count="0" meta:object-count="0" meta:page-count="10" meta:paragraph-count="281" meta:word-count="3612" meta:character-count="17765"/>
  </office:meta>
</office:document-meta>
</file>